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206b" officeooo:paragraph-rsid="0013a343"/>
    </style:style>
    <style:style style:name="P2" style:family="paragraph" style:parent-style-name="Standard">
      <style:text-properties officeooo:rsid="00153b62" officeooo:paragraph-rsid="00153b62"/>
    </style:style>
    <style:style style:name="P3" style:family="paragraph" style:parent-style-name="Standard">
      <style:text-properties officeooo:rsid="00153b62" officeooo:paragraph-rsid="00169995"/>
    </style:style>
    <style:style style:name="P4" style:family="paragraph" style:parent-style-name="aNote">
      <style:text-properties officeooo:rsid="00175a09" officeooo:paragraph-rsid="00175a09"/>
    </style:style>
    <style:style style:name="P5" style:family="paragraph" style:parent-style-name="aNote">
      <style:text-properties officeooo:rsid="00175a09" officeooo:paragraph-rsid="00177f80"/>
    </style:style>
    <style:style style:name="P6" style:family="paragraph" style:parent-style-name="aNote">
      <style:text-properties officeooo:rsid="00175a09" officeooo:paragraph-rsid="0018b15f"/>
    </style:style>
    <style:style style:name="P7" style:family="paragraph" style:parent-style-name="aNote">
      <style:text-properties officeooo:rsid="00177f80" officeooo:paragraph-rsid="00177f80"/>
    </style:style>
    <style:style style:name="P8" style:family="paragraph" style:parent-style-name="aNote">
      <style:text-properties officeooo:rsid="0018b15f" officeooo:paragraph-rsid="0018b15f"/>
    </style:style>
    <style:style style:name="P9" style:family="paragraph" style:parent-style-name="Standard">
      <style:text-properties officeooo:rsid="0017206b" officeooo:paragraph-rsid="0013a343"/>
    </style:style>
    <style:style style:name="T1" style:family="text">
      <style:text-properties officeooo:rsid="0017206b"/>
    </style:style>
    <style:style style:name="T2" style:family="text">
      <style:text-properties officeooo:rsid="00177f80"/>
    </style:style>
    <style:style style:name="T3" style:family="text">
      <style:text-properties officeooo:rsid="0018b15f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is looks like an early mention of my exploring the partial sum equivalent of the log of dirichlet eta function. <text:s/>This later leads (once I figure out how to generalize it) to one of my two techniques for showing the difference between the logarithmic integral and the riemann prime counting function. <text:s/><text:span text:style-name="T2">My general sequence here was first noticing the identities I list below, then slowly trying to figure out how to generalize it, and then finally seeing the connection with the logarithmic integral.</text:span></text:p>
      <text:p text:style-name="P4"/>
      <text:p text:style-name="P4">The function written here as <text:span text:style-name="T1"><draw:frame draw:style-name="fr1" draw:name="Object6" text:anchor-type="as-char" svg:y="-0.1484in" svg:width="0.6827in" svg:height="0.212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I later write as<text:span text:style-name="T1"><draw:frame draw:style-name="fr1" draw:name="Object7" text:anchor-type="as-char" svg:y="-0.172in" svg:width="1.6492in" svg:height="0.233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4">The function written here as <text:span text:style-name="T1"><draw:frame draw:style-name="fr1" draw:name="Object8" text:anchor-type="as-char" svg:y="-0.1484in" svg:width="0.5035in" svg:height="0.207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I later write as<text:span text:style-name="T1"><draw:frame draw:style-name="fr1" draw:name="Object9" text:anchor-type="as-char" svg:y="-0.172in" svg:width="1.6075in" svg:height="0.233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4">The function written here as<text:span text:style-name="T1"><draw:frame draw:style-name="fr1" draw:name="Object10" text:anchor-type="as-char" svg:y="-0.1484in" svg:width="0.4429in" svg:height="0.190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I later write as<text:span text:style-name="T1"><draw:frame draw:style-name="fr1" draw:name="Object11" text:anchor-type="as-char" svg:y="-0.1484in" svg:width="0.7957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6"/>
      <text:p text:style-name="P6">Thus, <text:span text:style-name="T2"><draw:frame draw:style-name="fr1" draw:name="Object18" text:anchor-type="as-char" svg:y="-0.2953in" svg:width="1.6209in" svg:height="0.4634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, <text:span text:style-name="T2">in my more recent notation,</text:span></text:p>
      <text:p text:style-name="P4"/>
      <text:p text:style-name="P4"><text:span text:style-name="T1"><draw:frame draw:style-name="fr1" draw:name="Object12" text:anchor-type="as-char" svg:y="-0.2953in" svg:width="3.0799in" svg:height="0.463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4"/>
      <text:p text:style-name="P7">Now, it's well known that <text:span text:style-name="T1"><draw:frame draw:style-name="fr1" draw:name="Object13" text:anchor-type="as-char" svg:y="-0.2681in" svg:width="1.4264in" svg:height="0.4366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">, </text:span>for values of x that converge<text:span text:style-name="T1">. <text:s/></text:span></text:p>
      <text:p text:style-name="P7">If the partial sum equivalence is notated<text:span text:style-name="T1"><draw:frame draw:style-name="fr1" draw:name="Object14" text:anchor-type="as-char" svg:y="-0.4047in" svg:width="1.6756in" svg:height="0.5728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">, </text:span>which obviously has no convergence <text:span text:style-name="T3">issues</text:span>, then that previous line becomes</text:p>
      <text:p text:style-name="P7"/>
      <text:p text:style-name="P5"><text:span text:style-name="T1"><draw:frame draw:style-name="fr1" draw:name="Object15" text:anchor-type="as-char" svg:y="-0.172in" svg:width="3.6791in" svg:height="0.233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5"/>
      <text:p text:style-name="P8">Which is to say, the identity I write down below is something like a dirichlet convolution partial sum equivalent of</text:p>
      <text:p text:style-name="P8"/>
      <text:p text:style-name="P6"><text:span text:style-name="T1"><draw:frame draw:style-name="fr1" draw:name="Object16" text:anchor-type="as-char" svg:y="-0.1484in" svg:width="1.6071in" svg:height="0.190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4"/>
      <text:p text:style-name="P1"/>
      <text:p text:style-name="P1"/>
      <text:p text:style-name="P1"><draw:frame draw:style-name="fr1" draw:name="Object1" text:anchor-type="as-char" svg:y="-0.2807in" svg:width="2.3201in" svg:height="0.44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><draw:frame draw:style-name="fr1" draw:name="Object2" text:anchor-type="as-char" svg:y="-0.1484in" svg:width="0.8945in" svg:height="0.212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<draw:frame draw:style-name="fr1" draw:name="Object3" text:anchor-type="as-char" svg:y="-0.2953in" svg:width="2.1102in" svg:height="0.46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1"><draw:frame draw:style-name="fr1" draw:name="Object46" text:anchor-type="as-char" svg:y="-0.2953in" svg:width="1.6209in" svg:height="0.463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><text:soft-page-break/>Assertion: <text:span text:style-name="T1"><draw:frame draw:style-name="fr1" draw:name="Object4" text:anchor-type="as-char" svg:y="-0.2953in" svg:width="2.2193in" svg:height="0.463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"/>
      <text:p text:style-name="P3"><text:span text:style-name="T1"><text:tab/><text:tab/></text:span><text:span text:style-name="T1"><draw:frame draw:style-name="fr1" draw:name="Object5" text:anchor-type="as-char" svg:y="-0.2953in" svg:width="2.0083in" svg:height="0.463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Note" style:family="paragraph" style:parent-style-name="Standard" style:master-page-name="">
      <style:graphic-properties draw:fill="solid" draw:fill-color="#d5dee7" draw:fill-image-width="0in" draw:fill-image-height="0in"/>
      <style:paragraph-properties fo:margin-left="0.1in" fo:margin-right="0.1in" fo:text-indent="0in" style:auto-text-indent="false" style:page-number="auto" fo:background-color="#d5dee7" fo:padding="0in" fo:border="none" style:shadow="none" style:join-border="false">
        <style:tab-stops/>
      </style:paragraph-properties>
      <style:text-properties style:font-name="Gautami" fo:font-family="Gautami" style:font-style-name="Italic" style:font-family-generic="swiss" style:font-pitch="variable" fo:font-size="10pt" fo:font-style="italic" officeooo:rsid="00267c29" fo:background-color="transparent" style:font-size-asian="10.5pt" style:font-style-asian="italic" style:font-style-complex="italic" loext:padding="0in" loext:border="none" loext:shadow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23:05:57.488000000</meta:creation-date>
    <dc:date>2016-02-03T15:54:08.720000000</dc:date>
    <meta:editing-duration>PT1H23M4S</meta:editing-duration>
    <meta:editing-cycles>3</meta:editing-cycles>
    <meta:generator>LibreOffice/5.0.0.5$Windows_x86 LibreOffice_project/1b1a90865e348b492231e1c451437d7a15bb262b</meta:generator>
    <meta:document-statistic meta:table-count="0" meta:image-count="0" meta:object-count="18" meta:page-count="2" meta:paragraph-count="17" meta:word-count="167" meta:character-count="975" meta:non-whitespace-character-count="810"/>
  </office:meta>
</office:document-meta>
</file>

<file path=Object 1/content.xml><?xml version="1.0" encoding="utf-8"?>
<math xmlns="http://www.w3.org/1998/Math/MathML" display="block">
  <semantics>
    <mrow>
      <msub>
        <mi mathvariant="normal">Π</mi>
        <mi mathvariant="normal">η</mi>
      </msub>
      <mrow>
        <mrow>
          <mrow>
            <mo fence="true" stretchy="false">(</mo>
            <mrow>
              <mi>n</mi>
            </mrow>
            <mo fence="true" stretchy="false">)</mo>
          </mrow>
          <mo stretchy="false">+</mo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row>
                    <msub>
                      <mi>log</mi>
                      <mn>2</mn>
                    </msub>
                    <mi>n</mi>
                  </mrow>
                </mrow>
                <mo fence="true" stretchy="false">⌋</mo>
              </mrow>
            </munderover>
            <mfrac>
              <msup>
                <mn>2</mn>
                <mi>k</mi>
              </msup>
              <mi>k</mi>
            </mfrac>
          </mrow>
        </mrow>
        <mo stretchy="false">=</mo>
        <mi mathvariant="normal">Π</mi>
      </mrow>
      <mrow>
        <mo fence="true" stretchy="false">(</mo>
        <mrow>
          <mi>n</mi>
        </mrow>
        <mo fence="true" stretchy="false">)</mo>
      </mrow>
    </mrow>
    <annotation encoding="StarMath 5.0">%PI_%eta(n) + sum from k = 1 to {lfloor log_2 n rfloor } {2^k over k}=%PI(n)</annotation>
  </semantics>
</math>
</file>

<file path=Object 10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n>2</mn>
                          <mrow>
                            <mn>1</mn>
                            <mo stretchy="false">−</mo>
                            <mrow>
                              <mo fence="true" stretchy="false">(</mo>
                              <mrow>
                                <mn>0</mn>
                              </mrow>
                              <mo fence="true" stretchy="false">)</mo>
                            </mrow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log((1-2^{1-(0)})%zeta(0))]_n</annotation>
  </semantics>
</math>
</file>

<file path=Object 11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n)</annotation>
  </semantics>
</math>
</file>

<file path=Object 12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i>n</mi>
    </msub>
    <annotation encoding="StarMath 5.0">[log %zeta(0)]_n</annotation>
  </semantics>
</math>
</file>

<file path=Object 1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n>2</mn>
                              <mrow>
                                <mn>1</mn>
                                <mo stretchy="false">−</mo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row>
                  <msub>
                    <mi>log</mi>
                    <mn>2</mn>
                  </msub>
                  <mi>n</mi>
                </mrow>
              </mrow>
              <mo fence="true" stretchy="false">⌋</mo>
            </mrow>
          </munderover>
          <mfrac>
            <msup>
              <mn>2</mn>
              <mi>k</mi>
            </msup>
            <mi>k</mi>
          </mfrac>
        </mrow>
      </mrow>
      <mo stretchy="false">=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log((1-2^{1-(0)})%zeta(0))]_n + sum from k = 1 to lfloor log_2 n rfloor {2^k over k} = [log %zeta(0)]_n</annotation>
  </semantics>
</math>
</file>

<file path=Object 1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i>x</mi>
              <mi>k</mi>
            </msup>
            <mi>k</mi>
          </mfrac>
        </mrow>
        <mo stretchy="false">=</mo>
        <mrow>
          <mo stretchy="false">−</mo>
          <mi>log</mi>
        </mrow>
      </mrow>
      <mrow>
        <mo fence="true" stretchy="false">(</mo>
        <mrow>
          <mrow>
            <mn>1</mn>
            <mo stretchy="false">−</mo>
            <mi>x</mi>
          </mrow>
        </mrow>
        <mo fence="true" stretchy="false">)</mo>
      </mrow>
    </mrow>
    <annotation encoding="StarMath 5.0">sum from k = 1 to infinity {x^k over k} = -log (1-x)</annotation>
  </semantics>
</math>
</file>

<file path=Object 15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underover>
        <mfrac>
          <msup>
            <mi>x</mi>
            <mi>k</mi>
          </msup>
          <mi>k</mi>
        </mfrac>
      </mrow>
      <mo stretchy="false">=</mo>
      <mrow>
        <mo stretchy="false">−</mo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sum from k = 1 to lfloor {log n}over{log x} rfloor {x^k over k} = -[log (1-x)]_n</annotation>
  </semantics>
</math>
</file>

<file path=Object 1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n>2</mn>
                              <mrow>
                                <mn>1</mn>
                                <mo stretchy="false">−</mo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n>1</mn>
                      <mo stretchy="false">−</mo>
                      <msup>
                        <mn>2</mn>
                        <mrow>
                          <mn>1</mn>
                          <mo stretchy="false">−</mo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  <mo stretchy="false">=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log((1-2^{1-(0)})%zeta(0))]_n - [log(1-2^{1-(0)})]_n = [log %zeta(0)]_n</annotation>
  </semantics>
</math>
</file>

<file path=Object 17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i>a</mi>
              <mo stretchy="false">⋅</mo>
              <mi>b</mi>
            </mrow>
          </mrow>
          <mo fence="true" stretchy="false">)</mo>
        </mrow>
        <mo stretchy="false">−</mo>
        <mi>log</mi>
      </mrow>
      <mrow>
        <mi>a</mi>
        <mo stretchy="false">=</mo>
        <mi>log</mi>
      </mrow>
      <mi>b</mi>
    </mrow>
    <annotation encoding="StarMath 5.0">log ( a cdot b ) - log a = log b</annotation>
  </semantics>
</math>
</file>

<file path=Object 18/content.xml><?xml version="1.0" encoding="utf-8"?>
<math xmlns="http://www.w3.org/1998/Math/MathML">
  <semantics>
    <mrow>
      <msub>
        <mo stretchy="false">Π</mo>
        <mo stretchy="false">η</mo>
      </msub>
      <mrow>
        <mrow>
          <mrow>
            <mo stretchy="false">(</mo>
            <mrow>
              <mi>n</mi>
            </mrow>
            <mo stretchy="false">)</mo>
          </mrow>
          <mo stretchy="false">+</mo>
          <mrow>
            <munderover>
              <mo stretchy="false">∑</mo>
              <mrow>
                <mi>k</mi>
                <mo stretchy="false">=</mo>
                <mn>1</mn>
              </mrow>
              <mrow>
                <mrow>
                  <mo stretchy="false">⌊</mo>
                  <mrow>
                    <msub>
                      <mi>log</mi>
                      <mn>2</mn>
                    </msub>
                    <mi>n</mi>
                  </mrow>
                  <mo stretchy="false">⌋</mo>
                </mrow>
              </mrow>
            </munderover>
            <mrow>
              <mfrac>
                <msup>
                  <mn>2</mn>
                  <mi>k</mi>
                </msup>
                <mi>k</mi>
              </mfrac>
            </mrow>
          </mrow>
        </mrow>
        <mo stretchy="false">=</mo>
        <mo stretchy="false">Π</mo>
      </mrow>
      <mrow>
        <mo stretchy="false">(</mo>
        <mrow>
          <mi>n</mi>
        </mrow>
        <mo stretchy="false">)</mo>
      </mrow>
    </mrow>
    <annotation encoding="StarMath 5.0">%PI_%eta(n) + sum from k = 1 to {lfloor log_2 n rfloor } {2^k over k}=%PI(n)</annotation>
  </semantics>
</math>
</file>

<file path=Object 2/content.xml><?xml version="1.0" encoding="utf-8"?>
<math xmlns="http://www.w3.org/1998/Math/MathML" display="block">
  <semantics>
    <mrow>
      <msub>
        <mi>D</mi>
        <mrow>
          <mi mathvariant="normal">η</mi>
          <mi>,</mi>
          <mi>k</mi>
        </mrow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j</mi>
              <mo stretchy="false">+</mo>
              <mn>1</mn>
            </mrow>
          </msup>
        </mrow>
      </mrow>
      <msub>
        <mi>D</mi>
        <mrow>
          <mi mathvariant="normal">η</mi>
          <mi>,</mi>
          <mrow>
            <mi>k</mi>
            <mo stretchy="false">−</mo>
            <mn>1</mn>
          </mrow>
        </mrow>
      </msub>
      <mi>'</mi>
      <mrow>
        <mo fence="true" stretchy="false">(</mo>
        <mrow>
          <mfrac>
            <mi>n</mi>
            <mi>j</mi>
          </mfrac>
        </mrow>
        <mo fence="true" stretchy="false">)</mo>
      </mrow>
    </mrow>
    <annotation encoding="StarMath 5.0">D_{%eta,k}'(n)=sum from j = 2 to n (-1)^{j+1}D_{%eta,k-1}'(n over j)</annotation>
  </semantics>
</math>
</file>

<file path=Object 3/content.xml><?xml version="1.0" encoding="utf-8"?>
<math xmlns="http://www.w3.org/1998/Math/MathML">
  <semantics>
    <mrow>
      <msub>
        <mi>D</mi>
        <mrow>
          <mo stretchy="false">η</mo>
          <mi>,</mi>
          <mn>0</mn>
        </mrow>
      </msub>
      <mi>'</mi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{%eta,0}'(n)=1</annotation>
  </semantics>
</math>
</file>

<file path=Object 4/content.xml><?xml version="1.0" encoding="utf-8"?>
<math xmlns="http://www.w3.org/1998/Math/MathML">
  <semantics>
    <mrow>
      <msub>
        <mo stretchy="false">Π</mo>
        <mrow>
          <mo stretchy="false">η</mo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k</mi>
                    <mo stretchy="false">+</mo>
                    <mn>1</mn>
                  </mrow>
                </mrow>
              </msup>
              <mi>k</mi>
            </mfrac>
          </mrow>
        </mrow>
      </mrow>
      <msub>
        <mi>D</mi>
        <mrow>
          <mo stretchy="false">η</mo>
          <mi>,</mi>
          <mi>k</mi>
        </mrow>
      </msub>
      <mi>'</mi>
      <mrow>
        <mo stretchy="false">(</mo>
        <mrow>
          <mi>n</mi>
        </mrow>
        <mo stretchy="false">)</mo>
      </mrow>
    </mrow>
    <annotation encoding="StarMath 5.0">%PI_{%eta}(n)=sum from k = 1 to {lfloor log_2 n rfloor} {(-1)^{k+1} over k} D_{%eta,k}'(n)</annotation>
  </semantics>
</math>
</file>

<file path=Object 5/content.xml><?xml version="1.0" encoding="utf-8"?>
<math xmlns="http://www.w3.org/1998/Math/MathML">
  <semantics>
    <mrow>
      <mo stretchy="false">Π</mo>
      <mrow>
        <mrow>
          <mrow>
            <mo stretchy="false">(</mo>
            <mrow>
              <mi>n</mi>
            </mrow>
            <mo stretchy="false">)</mo>
          </mrow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row>
                <mrow>
                  <mo stretchy="false">⌊</mo>
                  <mrow>
                    <msub>
                      <mi>log</mi>
                      <mn>2</mn>
                    </msub>
                    <mi>n</mi>
                  </mrow>
                  <mo stretchy="false">⌋</mo>
                </mrow>
              </mrow>
            </munderover>
            <mrow>
              <mfrac>
                <msup>
                  <mn>2</mn>
                  <mi>k</mi>
                </msup>
                <mi>k</mi>
              </mfrac>
            </mrow>
          </mrow>
        </mrow>
        <mo stretchy="false">≈</mo>
        <mn>0</mn>
      </mrow>
      <mi mathvariant="italic">when</mi>
      <mrow>
        <mi>n</mi>
        <mo stretchy="false">=</mo>
        <msup>
          <mn>2</mn>
          <mrow>
            <mrow>
              <mi>j</mi>
              <mo stretchy="false">+</mo>
              <mfrac>
                <mn>1</mn>
                <mn>2</mn>
              </mfrac>
            </mrow>
          </mrow>
        </msup>
      </mrow>
    </mrow>
    <annotation encoding="StarMath 5.0">%PI(n)- sum from k = 1 to {lfloor log_2 n rfloor } {2^k over k} approx 0 when n = 2^{j + 1 over 2}</annotation>
  </semantics>
</math>
</file>

<file path=Object 6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≈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sup>
                <mn>2</mn>
                <mi>k</mi>
              </msup>
              <mi>k</mi>
            </mfrac>
          </mrow>
        </mrow>
      </mrow>
      <mtext>when</mtext>
      <mrow>
        <mi>n</mi>
        <mo stretchy="false">=</mo>
        <msup>
          <mn>2</mn>
          <mrow>
            <mrow>
              <mi>j</mi>
              <mo stretchy="false">+</mo>
              <mfrac>
                <mn>1</mn>
                <mn>2</mn>
              </mfrac>
            </mrow>
          </mrow>
        </msup>
      </mrow>
    </mrow>
    <annotation encoding="StarMath 5.0">%PI(n) approx sum from k = 1 to {lfloor log_2 n rfloor } {2^k over k} "when" n = 2^{j + 1 over 2}</annotation>
  </semantics>
</math>
</file>

<file path=Object 7/content.xml><?xml version="1.0" encoding="utf-8"?>
<math xmlns="http://www.w3.org/1998/Math/MathML" display="block">
  <semantics>
    <mrow>
      <msub>
        <mi>D</mi>
        <mrow>
          <mi mathvariant="normal">η</mi>
          <mi>,</mi>
          <mi>k</mi>
        </mrow>
      </msub>
      <mi>'</mi>
      <mrow>
        <mo fence="true" stretchy="false">(</mo>
        <mrow>
          <mi>n</mi>
        </mrow>
        <mo fence="true" stretchy="false">)</mo>
      </mrow>
    </mrow>
    <annotation encoding="StarMath 5.0">D_{%eta,k}'(n)</annotation>
  </semantics>
</math>
</file>

<file path=Object 8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n>2</mn>
                          <mrow>
                            <mn>1</mn>
                            <mo stretchy="false">−</mo>
                            <mrow>
                              <mo fence="true" stretchy="false">(</mo>
                              <mrow>
                                <mn>0</mn>
                              </mrow>
                              <mo fence="true" stretchy="false">)</mo>
                            </mrow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(1-2^{1-(0)})%zeta(0)-1)^k]_n</annotation>
  </semantics>
</math>
</file>

<file path=Object 9/content.xml><?xml version="1.0" encoding="utf-8"?>
<math xmlns="http://www.w3.org/1998/Math/MathML" display="block">
  <semantics>
    <mrow>
      <msub>
        <mi mathvariant="normal">Π</mi>
        <mi mathvariant="normal">η</mi>
      </msub>
      <mrow>
        <mo fence="true" stretchy="false">(</mo>
        <mrow>
          <mi>n</mi>
        </mrow>
        <mo fence="true" stretchy="false">)</mo>
      </mrow>
    </mrow>
    <annotation encoding="StarMath 5.0">%PI_{%eta}(n)</annotation>
  </semantics>
</math>
</file>